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Rule.sequenceDetected( ICharacterScanner scanner , char [ ] sequence , boolean eofAllow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gRule.endSequenceDetected( ICharacterScanner sca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Rule.TagRule( IToken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